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60000008BD96E86CBEC7298BC.jpg" manifest:media-type="image/jpeg"/>
  <manifest:file-entry manifest:full-path="Pictures/100000000000008B0000006B39C716A33910DB0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7.325cm" fo:margin-left="16.621cm" table:align="left"/>
    </style:style>
    <style:style style:name="Tabla2.A" style:family="table-column">
      <style:table-column-properties style:column-width="2.806cm"/>
    </style:style>
    <style:style style:name="Tabla2.B" style:family="table-column">
      <style:table-column-properties style:column-width="4.519cm"/>
    </style:style>
    <style:style style:name="Tabla2.A1" style:family="table-cell">
      <style:table-cell-properties fo:background-color="#278db0" fo:padding="0.097cm" fo:border="0.05pt solid #999999">
        <style:background-image/>
      </style:table-cell-properties>
    </style:style>
    <style:style style:name="Tabla2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a2.B2" style:family="table-cell">
      <style:table-cell-properties style:vertical-align="middle" fo:padding="0.097cm" fo:border="0.05pt solid #999999"/>
    </style:style>
    <style:style style:name="Tabla2.A3" style:family="table-cell">
      <style:table-cell-properties style:vertical-align="middle" fo:padding="0.097cm" fo:border-left="0.05pt solid #999999" fo:border-right="none" fo:border-top="none" fo:border-bottom="0.05pt solid #999999"/>
    </style:style>
    <style:style style:name="Tabla2.B3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.992cm" style:rel-column-width="8191*"/>
    </style:style>
    <style:style style:name="Table1.B" style:family="table-column">
      <style:table-column-properties style:column-width="2.993cm" style:rel-column-width="8192*"/>
    </style:style>
    <style:style style:name="Table1.A1" style:family="table-cell">
      <style:table-cell-properties style:vertical-align="middle" fo:background-color="#278db0" fo:padding="0.097cm" fo:border-left="0.05pt solid #2a6099" fo:border-right="none" fo:border-top="0.05pt solid #2a6099" fo:border-bottom="0.05pt solid #2a6099">
        <style:background-image/>
      </style:table-cell-properties>
    </style:style>
    <style:style style:name="Table1.H1" style:family="table-cell">
      <style:table-cell-properties style:vertical-align="middle" fo:background-color="#278db0" fo:padding="0.097cm" fo:border="0.05pt solid #2a6099">
        <style:background-image/>
      </style:table-cell-properties>
    </style:style>
    <style:style style:name="Table1.A2" style:family="table-cell">
      <style:table-cell-properties style:vertical-align="middle" fo:padding="0.097cm" fo:border-left="0.05pt solid #2a6099" fo:border-right="none" fo:border-top="none" fo:border-bottom="0.05pt solid #2a6099"/>
    </style:style>
    <style:style style:name="Table1.B2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C2" style:family="table-cell">
      <style:table-cell-properties fo:padding="0.097cm" fo:border-left="0.05pt solid #2a6099" fo:border-right="none" fo:border-top="none" fo:border-bottom="0.05pt solid #2a6099"/>
    </style:style>
    <style:style style:name="Table1.D2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E2" style:family="table-cell">
      <style:table-cell-properties fo:padding="0.097cm" fo:border-left="0.05pt solid #2a6099" fo:border-right="none" fo:border-top="none" fo:border-bottom="0.05pt solid #2a6099"/>
    </style:style>
    <style:style style:name="Table1.F2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G2" style:family="table-cell">
      <style:table-cell-properties fo:padding="0.097cm" fo:border-left="0.05pt solid #2a6099" fo:border-right="none" fo:border-top="none" fo:border-bottom="0.05pt solid #2a6099"/>
    </style:style>
    <style:style style:name="Table1.H2" style:family="table-cell">
      <style:table-cell-properties fo:background-color="#eeeeee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Table1.A3" style:family="table-cell">
      <style:table-cell-properties fo:padding="0.097cm" fo:border-left="0.05pt solid #2a6099" fo:border-right="none" fo:border-top="none" fo:border-bottom="0.05pt solid #2a6099"/>
    </style:style>
    <style:style style:name="Table1.B3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C3" style:family="table-cell">
      <style:table-cell-properties fo:padding="0.097cm" fo:border-left="0.05pt solid #2a6099" fo:border-right="none" fo:border-top="none" fo:border-bottom="0.05pt solid #2a6099"/>
    </style:style>
    <style:style style:name="Table1.D3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E3" style:family="table-cell">
      <style:table-cell-properties fo:padding="0.097cm" fo:border-left="0.05pt solid #2a6099" fo:border-right="none" fo:border-top="none" fo:border-bottom="0.05pt solid #2a6099"/>
    </style:style>
    <style:style style:name="Table1.F3" style:family="table-cell">
      <style:table-cell-properties fo:background-color="#eeeeee" fo:padding="0.097cm" fo:border-left="0.05pt solid #2a6099" fo:border-right="none" fo:border-top="none" fo:border-bottom="0.05pt solid #2a6099">
        <style:background-image/>
      </style:table-cell-properties>
    </style:style>
    <style:style style:name="Table1.G3" style:family="table-cell">
      <style:table-cell-properties fo:padding="0.097cm" fo:border-left="0.05pt solid #2a6099" fo:border-right="none" fo:border-top="none" fo:border-bottom="0.05pt solid #2a6099"/>
    </style:style>
    <style:style style:name="Table1.H3" style:family="table-cell">
      <style:table-cell-properties fo:background-color="#eeeeee" fo:padding="0.097cm" fo:border-left="0.05pt solid #2a6099" fo:border-right="0.05pt solid #2a6099" fo:border-top="none" fo:border-bottom="0.05pt solid #2a6099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loext:opacity="100%" style:font-name="Arial" fo:font-size="9pt" fo:font-weight="bold" officeooo:rsid="010ec626" officeooo:paragraph-rsid="012c0830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Arial" fo:font-size="9pt" fo:font-style="normal" style:text-underline-style="none" fo:font-weight="bold" officeooo:paragraph-rsid="012c0830" style:text-blinking="false" fo:background-color="transparent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Arial" fo:font-size="8pt" fo:font-style="normal" style:text-underline-style="none" fo:font-weight="bold" officeooo:rsid="01749615" officeooo:paragraph-rsid="01749615" style:text-blinking="fals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text-line-through-style="none" style:text-line-through-type="none" style:font-name="Arial" fo:font-size="8pt" fo:font-style="normal" style:text-underline-style="none" fo:font-weight="bold" officeooo:rsid="011f2f90" officeooo:paragraph-rsid="012c0830" style:text-blinking="false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text-properties officeooo:rsid="000a1440" officeooo:paragraph-rsid="013b8eff"/>
    </style:style>
    <style:style style:name="P6" style:family="paragraph" style:parent-style-name="Standard">
      <style:paragraph-properties fo:text-align="center" style:justify-single-word="false"/>
      <style:text-properties officeooo:rsid="000a1440" officeooo:paragraph-rsid="01749615"/>
    </style:style>
    <style:style style:name="P7" style:family="paragraph" style:parent-style-name="Frame_20_contents">
      <style:text-properties officeooo:paragraph-rsid="01cb4e73"/>
    </style:style>
    <style:style style:name="P8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26e963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26e621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Footer">
      <style:paragraph-properties fo:text-align="center" style:justify-single-word="false"/>
      <style:text-properties officeooo:paragraph-rsid="016f7bd8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Arial1" fo:font-size="6pt" fo:font-weight="bold" officeooo:rsid="01687c62" officeooo:paragraph-rsid="0121cfaf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21cfaf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21cfaf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6aa84f" loext:opacity="100%" style:text-line-through-style="none" style:text-line-through-type="none" style:font-name="Arial1" fo:font-size="11pt" fo:font-style="normal" style:text-underline-style="none" fo:font-weight="bold" officeooo:rsid="010926e3" officeooo:paragraph-rsid="011ecb2b" style:text-blinking="false" fo:background-color="transparent" style:font-size-asian="9.60000038146973pt" style:font-size-complex="11pt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1" fo:font-size="14pt" fo:font-style="normal" style:text-underline-style="none" fo:font-weight="bold" officeooo:rsid="010b69b7" officeooo:paragraph-rsid="0115f1ab" style:text-blinking="false" fo:background-color="transparent" style:font-size-asian="14pt" style:font-size-complex="14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2c0830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2f64b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88f54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a5ae0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d659a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1d52b4" officeooo:paragraph-rsid="016e4d55" style:text-blinking="false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ubtitle">
      <style:paragraph-properties fo:text-align="center" style:justify-single-word="false"/>
      <style:text-properties fo:font-variant="normal" fo:text-transform="none" fo:color="#278db0" loext:opacity="100%" style:text-line-through-style="none" style:text-line-through-type="none" style:font-name="Arial1" fo:font-size="14pt" fo:font-style="normal" style:text-underline-style="none" fo:font-weight="bold" officeooo:rsid="010b69b7" officeooo:paragraph-rsid="01250e23" style:text-blinking="false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201cm" fo:margin-bottom="0.201cm" style:contextual-spacing="false" fo:line-height="100%" fo:text-align="end" style:justify-single-word="false"/>
      <style:text-properties fo:color="#b2b2b2" loext:opacity="100%" fo:font-size="10pt" fo:font-style="italic" officeooo:rsid="013dd1f1" officeooo:paragraph-rsid="0190314f" style:font-size-asian="10pt" style:font-style-asian="italic" style:font-size-complex="10pt" style:font-style-complex="italic"/>
    </style:style>
    <style:style style:name="P24" style:family="paragraph">
      <loext:graphic-properties draw:fill-color="#2a98bd"/>
    </style:style>
    <style:style style:name="P25" style:family="paragraph">
      <loext:graphic-properties draw:fill-color="#278db0"/>
      <style:text-properties fo:font-size="12pt"/>
    </style:style>
    <style:style style:name="P26" style:family="paragraph">
      <loext:graphic-properties draw:fill-color="#278db0"/>
    </style:style>
    <style:style style:name="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officeooo:rsid="0115f1ab"/>
    </style:style>
    <style:style style:name="T6" style:family="text">
      <style:text-properties officeooo:rsid="016a384e"/>
    </style:style>
    <style:style style:name="T7" style:family="text">
      <style:text-properties officeooo:rsid="0163dba4"/>
    </style:style>
    <style:style style:name="T8" style:family="text">
      <style:text-properties officeooo:rsid="015da185"/>
    </style:style>
    <style:style style:name="T9" style:family="text">
      <style:text-properties officeooo:rsid="0162f64b"/>
    </style:style>
    <style:style style:name="T10" style:family="text">
      <style:text-properties officeooo:rsid="016a5ae0"/>
    </style:style>
    <style:style style:name="T11" style:family="text">
      <style:text-properties officeooo:rsid="016b1e6b"/>
    </style:style>
    <style:style style:name="T12" style:family="text">
      <style:text-properties officeooo:rsid="016cbb0b"/>
    </style:style>
    <style:style style:name="T13" style:family="text">
      <style:text-properties officeooo:rsid="016d659a"/>
    </style:style>
    <style:style style:name="T14" style:family="text">
      <style:text-properties officeooo:rsid="0175ee7c"/>
    </style:style>
    <style:style style:name="T15" style:family="text">
      <style:text-properties officeooo:rsid="0178f26b"/>
    </style:style>
    <style:style style:name="T16" style:family="text">
      <style:text-properties officeooo:rsid="01798651"/>
    </style:style>
    <style:style style:name="T17" style:family="text">
      <style:text-properties officeooo:rsid="0188809d"/>
    </style:style>
    <style:style style:name="T18" style:family="text">
      <style:text-properties officeooo:rsid="013f8e31"/>
    </style:style>
    <style:style style:name="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9cm" fo:min-width="27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7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>PROMEDIO <text:span text:style-name="T5">AÑO DE ESCOLARIDAD,</text:span> DEPARTAMENTO <text:span text:style-name="T5">Y Á</text:span>REA</text:p>
      <text:p text:style-name="P22">{d.filtros.olimpiada}</text:p>
      <table:table table:name="Tabla2" table:style-name="Tabla2">
        <table:table-column table:style-name="Tabla2.A"/>
        <table:table-column table:style-name="Tabla2.B"/>
        <table:table-row table:style-name="TableLine105553138809088">
          <table:table-cell table:style-name="Tabla2.A1" table:number-columns-spanned="2" office:value-type="string">
            <text:p text:style-name="P11">FILTROS <text:span text:style-name="T6">SELECCIONADOS</text:span></text:p>
          </table:table-cell>
          <table:covered-table-cell/>
        </table:table-row>
        <table:table-row table:style-name="TableLine105553138806528">
          <table:table-cell table:style-name="Tabla2.A2" office:value-type="string">
            <text:p text:style-name="P12">ETAPA</text:p>
          </table:table-cell>
          <table:table-cell table:style-name="Tabla2.B2" office:value-type="string">
            <text:p text:style-name="P12">{d.filtros.<text:span text:style-name="T7">etapa</text:span>}</text:p>
          </table:table-cell>
        </table:table-row>
        <table:table-row table:style-name="TableLine105553138805504">
          <table:table-cell table:style-name="Tabla2.A3" office:value-type="string">
            <text:p text:style-name="P13">DEPARTAMENTO</text:p>
          </table:table-cell>
          <table:table-cell table:style-name="Tabla2.B3" office:value-type="string">
            <text:p text:style-name="P12">{d.filtros.<text:span text:style-name="T7">departamento</text:span>}</text:p>
          </table:table-cell>
        </table:table-row>
        <table:table-row table:style-name="TableLine105553138801152">
          <table:table-cell table:style-name="Tabla2.A3" office:value-type="string">
            <text:p text:style-name="P13">DISTRITO</text:p>
          </table:table-cell>
          <table:table-cell table:style-name="Tabla2.B3" office:value-type="string">
            <text:p text:style-name="P12">{d.filtros.<text:span text:style-name="T7">distrito</text:span>}</text:p>
          </table:table-cell>
        </table:table-row>
      </table:table>
      <text:p text:style-name="P6"/>
      <text:p text:style-name="P5"/>
      <table:table table:name="Table1" table:style-name="Table1">
        <table:table-column table:style-name="Table1.A"/>
        <table:table-column table:style-name="Table1.B" table:number-columns-repeated="7"/>
        <table:table-row table:style-name="TableLine105553138805760">
          <table:table-cell table:style-name="Table1.A1" office:value-type="string">
            <text:p text:style-name="P4">Á<text:span text:style-name="T17">REA</text:span></text:p>
          </table:table-cell>
          <table:table-cell table:style-name="Table1.A1" office:value-type="string">
            <text:p text:style-name="P3">{d.cuerpo[<text:span text:style-name="T14">0</text:span>].<text:span text:style-name="T16">contenido</text:span>[i].nombre}</text:p>
          </table:table-cell>
          <table:table-cell table:style-name="Table1.A1" office:value-type="string">
            <text:p text:style-name="P3"><text:span text:style-name="T4">{d.cuerpo[</text:span><text:span text:style-name="T14">0</text:span><text:span text:style-name="T4">].</text:span><text:span text:style-name="T16">contenido</text:span><text:span text:style-name="T4">[i</text:span>+1<text:span text:style-name="T4">].nombre}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H1" office:value-type="string">
            <text:p text:style-name="P1"/>
          </table:table-cell>
        </table:table-row>
        <table:table-row table:style-name="TableLine105553138795776">
          <table:table-cell table:style-name="Table1.A2" office:value-type="string">
            <text:p text:style-name="P16">{d.cuerpo[i].<text:span text:style-name="T16">fila</text:span>}</text:p>
          </table:table-cell>
          <table:table-cell table:style-name="Table1.B2" office:value-type="string">
            <text:p text:style-name="P18">{d.cuerpo[i]<text:span text:style-name="T8">.</text:span><text:span text:style-name="T16">contenido</text:span><text:span text:style-name="T11">[i].</text:span><text:span text:style-name="T15">valor</text:span>}</text:p>
          </table:table-cell>
          <table:table-cell table:style-name="Table1.C2" office:value-type="string">
            <text:p text:style-name="P19">{d.cuerpo[i]<text:span text:style-name="T8">.</text:span><text:span text:style-name="T16">contenido</text:span><text:span text:style-name="T11">[i</text:span><text:span text:style-name="T12">+1</text:span><text:span text:style-name="T11">].</text:span><text:span text:style-name="T15">valor</text:span>}</text:p>
          </table:table-cell>
          <table:table-cell table:style-name="Table1.D2" office:value-type="string">
            <text:p text:style-name="P16"/>
          </table:table-cell>
          <table:table-cell table:style-name="Table1.E2" office:value-type="string">
            <text:p text:style-name="P16"/>
          </table:table-cell>
          <table:table-cell table:style-name="Table1.F2" office:value-type="string">
            <text:p text:style-name="P16"/>
          </table:table-cell>
          <table:table-cell table:style-name="Table1.G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 table:style-name="TableLine105553138753536">
          <table:table-cell table:style-name="Table1.A3" office:value-type="string">
            <text:p text:style-name="P17">{d.cuerpo[i<text:span text:style-name="T9">+1</text:span>]<text:span text:style-name="T8">.</text:span><text:span text:style-name="T16">fila</text:span>}</text:p>
          </table:table-cell>
          <table:table-cell table:style-name="Table1.B3" office:value-type="string">
            <text:p text:style-name="P20">{d.cuerpo[i<text:span text:style-name="T13">+1</text:span>]<text:span text:style-name="T8">.</text:span><text:span text:style-name="T16">contenido</text:span><text:span text:style-name="T11">[i].</text:span><text:span text:style-name="T15">valor</text:span>}</text:p>
          </table:table-cell>
          <table:table-cell table:style-name="Table1.C3" office:value-type="string">
            <text:p text:style-name="P21">{d.cuerpo[i<text:span text:style-name="T10">+1</text:span>]<text:span text:style-name="T8">.</text:span><text:span text:style-name="T16">contenido</text:span><text:span text:style-name="T11">[i</text:span><text:span text:style-name="T12">+1</text:span><text:span text:style-name="T11">].</text:span><text:span text:style-name="T15">valor</text:span>}</text:p>
          </table:table-cell>
          <table:table-cell table:style-name="Table1.D3" office:value-type="string">
            <text:p text:style-name="P16"/>
          </table:table-cell>
          <table:table-cell table:style-name="Table1.E3" office:value-type="string">
            <text:p text:style-name="P16"/>
          </table:table-cell>
          <table:table-cell table:style-name="Table1.F3" office:value-type="string">
            <text:p text:style-name="P16"/>
          </table:table-cell>
          <table:table-cell table:style-name="Table1.G3" office:value-type="string">
            <text:p text:style-name="P16"/>
          </table:table-cell>
          <table:table-cell table:style-name="Table1.H3" office:value-type="string">
            <text:p text:style-name="P16"/>
          </table:table-cell>
        </table:table-row>
      </table:table>
      <text:p text:style-name="P23"><text:span text:style-name="T18">Total Registros: </text:span>{d.cuerpo:len()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278db0"/>
    </style:style>
    <style:style style:name="MP2" style:family="paragraph" style:parent-style-name="Frame_20_contents">
      <style:text-properties officeooo:paragraph-rsid="01cb4e73"/>
    </style:style>
    <style:style style:name="MP3" style:family="paragraph">
      <loext:graphic-properties draw:fill-color="#2a98bd"/>
    </style:style>
    <style:style style:name="M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26e963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26e621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P7" style:family="paragraph">
      <loext:graphic-properties draw:fill-color="#278db0"/>
      <style:text-properties fo:font-size="12pt"/>
    </style:style>
    <style:style style:name="M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M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7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9cm" fo:min-width="27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7.94cm" fo:page-height="21.59cm" style:num-format="1" style:print-orientation="landscape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Shape1" draw:style-name="Mgr1" draw:text-style-name="MP1" svg:width="27.939cm" svg:height="0.983cm" svg:x="-2.097cm" svg:y="-2cm"><text:p/><draw:enhanced-geometry svg:viewBox="0 0 21600 21600" draw:type="rectangle" draw:enhanced-path="M 0 0 L 21600 0 21600 21600 0 21600 0 0 Z N"/></draw:custom-shape><draw:frame draw:style-name="Mfr1" draw:name="{d.image}" text:anchor-type="char" svg:x="21.556cm" svg:y="-0.658cm" svg:width="2.357cm" svg:height="1.759cm" draw:z-index="0"><draw:image xlink:href="Pictures/100000000000008B0000006B39C716A33910DB05.jpg" xlink:type="simple" xlink:show="embed" xlink:actuate="onLoad" draw:mime-type="image/jpeg"/></draw:frame></text:p>
        <text:p text:style-name="Header"><draw:custom-shape text:anchor-type="paragraph" draw:z-index="3" draw:name="Shape 2" draw:style-name="Mgr2" draw:text-style-name="MP3" svg:width="3.155cm" svg:height="0.981cm" draw:transform="rotate (-3.14159265358979) translate (25.9362222222222cm 17.9916666666667cm)"><text:p text:style-name="MP2"><text:span text:style-name="MT1"><text:s text:c="13"/></text:span><text:span text:style-name="MT1"><text:page-number text:select-page="current">1</text:page-number></text:span><text:span text:style-name="MT1"><text:s/>de </text:span><text:span text:style-name="MT1"><text:page-count>1</text:page-count>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draw:style-name="Mfr2" draw:name="{d.imageMinisterio}" text:anchor-type="char" svg:x="-0.33cm" svg:y="-1.349cm" svg:width="7.433cm" svg:height="2.027cm" draw:z-index="6"><draw:image xlink:href="Pictures/10000000000002060000008BD96E86CBEC7298BC.jpg" xlink:type="simple" xlink:show="embed" xlink:actuate="onLoad" draw:mime-type="image/jpeg"/></draw:frame></text:p>
      </style:header>
      <style:footer>
        <text:p text:style-name="MP4"/>
        <text:p text:style-name="MP5"><draw:custom-shape text:anchor-type="paragraph" draw:z-index="2" draw:name="Shape2" draw:style-name="Mgr3" draw:text-style-name="MP7" svg:width="27.941cm" svg:height="0.98cm" svg:x="-2.351cm" svg:y="0.58cm"><text:p text:style-name="MP6"><text:span text:style-name="MT2">“</text:span><text:span text:style-name="MT3">{d.leyenda}</text:span><text:span text:style-name="MT2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8T11:32:55.053798611</meta:creation-date>
    <dc:date>2021-08-31T15:20:54.026161092</dc:date>
    <meta:editing-duration>P1DT6H50M43S</meta:editing-duration>
    <meta:editing-cycles>345</meta:editing-cycles>
    <meta:generator>LibreOffice/7.1.4.2$MacOSX_X86_64 LibreOffice_project/a529a4fab45b75fefc5b6226684193eb000654f6</meta:generator>
    <meta:document-statistic meta:table-count="2" meta:image-count="2" meta:object-count="0" meta:page-count="1" meta:paragraph-count="21" meta:word-count="32" meta:character-count="487" meta:non-whitespace-character-count="463"/>
  </office:meta>
</office:document-meta>
</file>